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" style:family="paragraph" style:parent-style-name="Standard" style:master-page-name="">
      <loext:graphic-properties draw:fill="solid" draw:fill-color="#1e1f22"/>
      <style:paragraph-properties style:page-number="auto" fo:background-color="#1e1f22" fo:padding="0cm" fo:border="none" style:shadow="none"/>
    </style:style>
    <style:style style:name="P3" style:family="paragraph" style:parent-style-name="Standard" style:master-page-name="">
      <loext:graphic-properties draw:fill="solid" draw:fill-color="#1e1f22"/>
      <style:paragraph-properties fo:margin-left="0.801cm" fo:margin-right="0cm" fo:text-indent="0cm" style:auto-text-indent="false" style:page-number="auto" fo:background-color="#1e1f22" fo:padding="0cm" fo:border="none" style:shadow="none"/>
    </style:style>
    <style:style style:name="P4" style:family="paragraph" style:parent-style-name="Standard" style:master-page-name="">
      <loext:graphic-properties draw:fill="solid" draw:fill-color="#1e1f22"/>
      <style:paragraph-properties fo:margin-left="0.801cm" fo:margin-right="0cm" fo:text-indent="0cm" style:auto-text-indent="false" style:page-number="auto" fo:background-color="#1e1f22" fo:padding="0cm" fo:border="none" style:shadow="none"/>
    </style:style>
    <style:style style:name="P5" style:family="paragraph" style:parent-style-name="Standard">
      <loext:graphic-properties draw:fill="solid" draw:fill-color="#1e1f22"/>
      <style:paragraph-properties fo:margin-left="0.801cm" fo:margin-right="0cm" fo:text-indent="0cm" style:auto-text-indent="false" fo:background-color="#1e1f22" fo:padding="0cm" fo:border="none" style:shadow="none"/>
    </style:style>
    <style:style style:name="P6" style:family="paragraph" style:parent-style-name="Standard" style:master-page-name="">
      <loext:graphic-properties draw:fill="solid" draw:fill-color="#1e1f22"/>
      <style:paragraph-properties fo:margin-left="0.801cm" fo:margin-right="0cm" fo:text-indent="0cm" style:auto-text-indent="false" style:page-number="auto" fo:background-color="#1e1f22" fo:padding="0cm" fo:border="none" style:shadow="none"/>
    </style:style>
    <style:style style:name="P7" style:family="paragraph" style:parent-style-name="Standard" style:master-page-name="">
      <loext:graphic-properties draw:fill="solid" draw:fill-color="#1e1f22"/>
      <style:paragraph-properties fo:margin-left="0.801cm" fo:margin-right="0cm" fo:text-indent="0cm" style:auto-text-indent="false" style:page-number="auto" fo:background-color="#1e1f22" fo:padding="0cm" fo:border="none" style:shadow="none"/>
    </style:style>
    <style:style style:name="P8" style:family="paragraph" style:parent-style-name="Standard" style:master-page-name="">
      <loext:graphic-properties draw:fill="solid" draw:fill-color="#1e1f22"/>
      <style:paragraph-properties fo:margin-left="0.801cm" fo:margin-right="0cm" fo:text-indent="0cm" style:auto-text-indent="false" style:page-number="auto" fo:background-color="#1e1f22" fo:padding="0cm" fo:border="none" style:shadow="none"/>
    </style:style>
    <style:style style:name="P9" style:family="paragraph" style:parent-style-name="Standard" style:master-page-name="">
      <loext:graphic-properties draw:fill="solid" draw:fill-color="#1e1f22"/>
      <style:paragraph-properties fo:margin-left="0.801cm" fo:margin-right="0cm" fo:text-indent="0cm" style:auto-text-indent="false" style:page-number="auto" fo:background-color="#1e1f22" fo:padding="0cm" fo:border="none" style:shadow="none"/>
    </style:style>
    <style:style style:name="P10" style:family="paragraph" style:parent-style-name="Standard">
      <style:text-properties officeooo:paragraph-rsid="00151e89"/>
    </style:style>
    <style:style style:name="P11" style:family="paragraph" style:parent-style-name="Standard">
      <style:paragraph-properties fo:margin-left="0.801cm" fo:margin-right="0cm" fo:text-indent="0cm" style:auto-text-indent="false" fo:padding="0cm" fo:border="none"/>
    </style:style>
    <style:style style:name="P12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 fo:padding="0cm" fo:border="none"/>
    </style:style>
    <style:style style:name="P1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</style:style>
    <style:style style:name="P14" style:family="paragraph" style:parent-style-name="Standard">
      <style:text-properties fo:font-weight="bold" officeooo:rsid="00151e89" officeooo:paragraph-rsid="00151e89" style:font-weight-asian="bold" style:font-weight-complex="bold"/>
    </style:style>
    <style:style style:name="T1" style:family="text">
      <style:text-properties fo:color="#597cc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d9af6c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officeooo:rsid="00151e89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bcbec4" loext:opacity="100%" style:font-name="0" fo:font-size="10pt" fo:font-style="normal" fo:font-weight="normal" style:font-size-asian="10pt" style:font-style-asian="normal" style:font-weight-asian="normal"/>
    </style:style>
    <style:style style:name="T7" style:family="text">
      <style:text-properties fo:color="#828eba" loext:opacity="100%" style:font-name="JetBrains Mono" fo:font-size="10pt" fo:font-style="normal" fo:font-weight="bold" style:font-size-asian="10pt" style:font-style-asian="normal" style:font-weight-asian="bold"/>
    </style:style>
    <style:style style:name="T8" style:family="text">
      <style:text-properties fo:color="#94907f" loext:opacity="100%" style:font-name="JetBrains Mono" fo:font-size="10pt" fo:font-style="normal" fo:font-weight="bold" style:font-size-asian="10pt" style:font-style-asian="normal" style:font-weight-asian="bold"/>
    </style:style>
    <style:style style:name="T9" style:family="text">
      <style:text-properties fo:color="#16baac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font-weight="bold" officeooo:rsid="00151e8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Menu → Command → ConsoleUI → Presenter → Service → [Human, FamilyTree]</text:span></text:p>
      <text:p text:style-name="Standard"/>
      <text:p text:style-name="P1" loext:marker-style-name="T3"><text:span text:style-name="T1">public class </text:span><text:span text:style-name="T3">MainMenu</text:span></text:p>
      <text:p text:style-name="P3" loext:marker-style-name="T3"><text:span text:style-name="T1">public </text:span><text:span text:style-name="T2">MainMenu</text:span><text:span text:style-name="T3">(ConsoleUI consoleUI) {</text:span></text:p>
      <text:p text:style-name="P5" loext:marker-style-name="T3"><text:span text:style-name="T3"><text:tab/></text:span><text:span text:style-name="T7">commands</text:span><text:span text:style-name="T3">.add(</text:span><text:span text:style-name="T1">new </text:span><text:span text:style-name="T3">AddDeathDate(consoleUI));</text:span></text:p>
      <text:p text:style-name="Standard"/>
      <text:p text:style-name="P1" loext:marker-style-name="T3"><text:span text:style-name="T1">public class </text:span><text:span text:style-name="T3">AddDeathDate </text:span><text:span text:style-name="T1">extends </text:span><text:span text:style-name="T3">Command</text:span></text:p>
      <text:p text:style-name="P3" loext:marker-style-name="T3"><text:span text:style-name="T1">public </text:span><text:span text:style-name="T2">AddDeathDate</text:span><text:span text:style-name="T3">(ConsoleUI consoleUI){<text:line-break/> <text:s text:c="3"/></text:span><text:span text:style-name="T1">super</text:span><text:span text:style-name="T3">(</text:span><text:span text:style-name="T8">"Добавить дату смерти"</text:span><text:span text:style-name="T3">,consoleUI);<text:line-break/>}</text:span></text:p>
      <text:p text:style-name="P5" loext:marker-style-name="T3"><text:span text:style-name="T6"><text:s text:c="4"/></text:span><text:span text:style-name="T1">public void </text:span><text:span text:style-name="T2">execute</text:span><text:span text:style-name="T3">() {<text:line-break/> <text:s text:c="7"/>getConsoleUI().addDeathDate();}<text:line-break/>}</text:span></text:p>
      <text:p text:style-name="Standard"/>
      <text:p text:style-name="P1" loext:marker-style-name="T3"><text:span text:style-name="T1">public class </text:span><text:span text:style-name="T3">ConsoleUI </text:span><text:span text:style-name="T1">implements </text:span><text:span text:style-name="T3">View</text:span></text:p>
      <text:p text:style-name="P3" loext:marker-style-name="T3"><text:span text:style-name="T1">public void </text:span><text:span text:style-name="T2">addDeathDate</text:span><text:span text:style-name="T3">() {<text:line-break/> <text:s text:c="3"/>System.</text:span><text:span text:style-name="T7">out</text:span><text:span text:style-name="T3">.println(</text:span><text:span text:style-name="T8">"Введите Id"</text:span><text:span text:style-name="T3">);<text:line-break/> <text:s text:c="3"/></text:span><text:span text:style-name="T1">int </text:span><text:span text:style-name="T3">id = Integer.</text:span><text:span text:style-name="T5">parseInt</text:span><text:span text:style-name="T3">(</text:span><text:span text:style-name="T7">scanner</text:span><text:span text:style-name="T3">.nextLine());<text:line-break/> <text:s text:c="3"/>System.</text:span><text:span text:style-name="T7">out</text:span><text:span text:style-name="T3">.println(</text:span><text:span text:style-name="T8">"Введите год смерти"</text:span><text:span text:style-name="T3">);<text:line-break/> <text:s text:c="3"/></text:span><text:span text:style-name="T1">int </text:span><text:span text:style-name="T3">year = Integer.</text:span><text:span text:style-name="T5">parseInt</text:span><text:span text:style-name="T3">(</text:span><text:span text:style-name="T7">scanner</text:span><text:span text:style-name="T3">.nextLine());<text:line-break/> <text:s text:c="3"/>System.</text:span><text:span text:style-name="T7">out</text:span><text:span text:style-name="T3">.println(</text:span><text:span text:style-name="T8">"Введите месяц смерти"</text:span><text:span text:style-name="T3">);<text:line-break/> <text:s text:c="3"/></text:span><text:span text:style-name="T1">int </text:span><text:span text:style-name="T3">month = Integer.</text:span><text:span text:style-name="T5">parseInt</text:span><text:span text:style-name="T3">(</text:span><text:span text:style-name="T7">scanner</text:span><text:span text:style-name="T3">.nextLine());<text:line-break/> <text:s text:c="3"/>System.</text:span><text:span text:style-name="T7">out</text:span><text:span text:style-name="T3">.println(</text:span><text:span text:style-name="T8">"Введите день смерти"</text:span><text:span text:style-name="T3">);<text:line-break/> <text:s text:c="3"/></text:span><text:span text:style-name="T1">int </text:span><text:span text:style-name="T3">day = Integer.</text:span><text:span text:style-name="T5">parseInt</text:span><text:span text:style-name="T3">(</text:span><text:span text:style-name="T7">scanner</text:span><text:span text:style-name="T3">.nextLine());<text:line-break/> <text:s text:c="3"/></text:span><text:span text:style-name="T1">if </text:span><text:span text:style-name="T3">(</text:span><text:span text:style-name="T7">presenter</text:span><text:span text:style-name="T3">.setDeathDate(id, year, month, day)) {<text:line-break/> <text:s text:c="7"/>success();<text:line-break/> <text:s text:c="3"/>} </text:span><text:span text:style-name="T1">else </text:span><text:span text:style-name="T3">{<text:line-break/> <text:s text:c="7"/>error(); <text:s text:c="3"/>}<text:line-break/>}</text:span></text:p>
      <text:p text:style-name="P5" loext:marker-style-name="T3"><text:span text:style-name="T3"/></text:p>
      <text:p text:style-name="P5" loext:marker-style-name="T3"><text:span text:style-name="T1">private void </text:span><text:span text:style-name="T2">success</text:span><text:span text:style-name="T3">() {<text:line-break/> <text:s text:c="3"/>System.</text:span><text:span text:style-name="T7">out</text:span><text:span text:style-name="T3">.println(</text:span><text:span text:style-name="T8">"Данные сохранены."</text:span><text:span text:style-name="T3">);</text:span><text:span text:style-name="T4">}</text:span><text:span text:style-name="T3"><text:line-break/><text:line-break/></text:span><text:span text:style-name="T1">private void </text:span><text:span text:style-name="T2">error</text:span><text:span text:style-name="T3">() {<text:line-break/> <text:s text:c="3"/>System.</text:span><text:span text:style-name="T7">out</text:span><text:span text:style-name="T3">.println(</text:span><text:span text:style-name="T8">"Данные не записаны!"</text:span><text:span text:style-name="T3">);}</text:span></text:p>
      <text:p text:style-name="Standard"/>
      <text:p text:style-name="P1" loext:marker-style-name="T3"><text:span text:style-name="T1">public class </text:span><text:span text:style-name="T3">Presenter</text:span></text:p>
      <text:p text:style-name="P3" loext:marker-style-name="T3"><text:span text:style-name="T1">public boolean </text:span><text:span text:style-name="T2">setDeathDate</text:span><text:span text:style-name="T3">(</text:span><text:span text:style-name="T1">int </text:span><text:span text:style-name="T3">id, </text:span><text:span text:style-name="T1">int </text:span><text:span text:style-name="T3">year, </text:span><text:span text:style-name="T1">int </text:span><text:span text:style-name="T3">month, </text:span><text:span text:style-name="T1">int </text:span><text:span text:style-name="T3">day) {<text:line-break/> <text:s text:c="3"/></text:span><text:span text:style-name="T1">if </text:span><text:span text:style-name="T3">(</text:span><text:span text:style-name="T7">service</text:span><text:span text:style-name="T3">.setDeathDate(id, year, month, day)) {<text:line-break/> <text:s text:c="7"/>getBodyInfoById(id);<text:line-break/> <text:s text:c="7"/></text:span><text:span text:style-name="T1">return true</text:span><text:span text:style-name="T3">;<text:line-break/> <text:s text:c="3"/>}<text:line-break/> <text:s text:c="3"/></text:span><text:span text:style-name="T1">return false</text:span><text:span text:style-name="T3">;}</text:span></text:p>
      <text:p text:style-name="P5" loext:marker-style-name="T3"><text:span text:style-name="T3"/></text:p>
      <text:p text:style-name="P5" loext:marker-style-name="T3"><text:span text:style-name="T1">public void </text:span><text:span text:style-name="T2">getBodyInfoById</text:span><text:span text:style-name="T3">(</text:span><text:span text:style-name="T1">int </text:span><text:span text:style-name="T3">id) {<text:line-break/> <text:s text:c="3"/></text:span><text:span text:style-name="T7">view</text:span><text:span text:style-name="T3">.printAnswer(</text:span><text:span text:style-name="T7">service</text:span><text:span text:style-name="T3">.infoByID(id));}</text:span></text:p>
      <text:p text:style-name="Standard"/>
      <text:p text:style-name="P1" loext:marker-style-name="T3"><text:span text:style-name="T1">public class </text:span><text:span text:style-name="T3">Service</text:span></text:p>
      <text:p text:style-name="P3" loext:marker-style-name="T3"><text:span text:style-name="T1">public boolean </text:span><text:span text:style-name="T2">setDeathDate</text:span><text:span text:style-name="T3">(</text:span><text:span text:style-name="T1">int </text:span><text:span text:style-name="T3">id, </text:span><text:span text:style-name="T1">int </text:span><text:span text:style-name="T3">year, </text:span><text:span text:style-name="T1">int </text:span><text:span text:style-name="T3">month, </text:span><text:span text:style-name="T1">int </text:span><text:span text:style-name="T3">day) {<text:line-break/> <text:s text:c="3"/>Human human = </text:span><text:span text:style-name="T7">familyTree</text:span><text:span text:style-name="T3">.getById(id);<text:line-break/> <text:s text:c="3"/></text:span><text:span text:style-name="T1">if </text:span><text:span text:style-name="T3">(human != </text:span><text:span text:style-name="T1">null</text:span><text:span text:style-name="T3">) {<text:line-break/> <text:s text:c="7"/>human.setDeathDate(LocalDate.</text:span><text:span text:style-name="T5">of</text:span><text:span text:style-name="T3">(year, month, day));<text:line-break/> <text:s text:c="3"/>}<text:line-break/> <text:s text:c="3"/></text:span><text:span text:style-name="T1">return </text:span><text:span text:style-name="T3">human.getDeathDate() != </text:span><text:span text:style-name="T1">null</text:span><text:span text:style-name="T3">;}<text:line-break/><text:line-break/></text:span><text:soft-page-break/><text:span text:style-name="T1">public </text:span><text:span text:style-name="T3">String </text:span><text:span text:style-name="T2">infoByID</text:span><text:span text:style-name="T3">(</text:span><text:span text:style-name="T1">int </text:span><text:span text:style-name="T3">id) {<text:line-break/> <text:s text:c="3"/></text:span><text:span text:style-name="T1">return </text:span><text:span text:style-name="T7">familyTree</text:span><text:span text:style-name="T3">.infoById(id);}</text:span></text:p>
      <text:p text:style-name="P11"/>
      <text:p text:style-name="P2" loext:marker-style-name="T3"><text:span text:style-name="T1">public class </text:span><text:span text:style-name="T3">Human </text:span><text:span text:style-name="T1">implements </text:span><text:span text:style-name="T3">Serializable, FamilyTreeElement&lt;Human&gt;</text:span></text:p>
      <text:p text:style-name="P5" loext:marker-style-name="T3"><text:span text:style-name="T1">public void </text:span><text:span text:style-name="T2">setDeathDate</text:span><text:span text:style-name="T3">(LocalDate deathDate) {<text:line-break/> <text:s text:c="3"/></text:span><text:span text:style-name="T1">this</text:span><text:span text:style-name="T3">.</text:span><text:span text:style-name="T7">deathDate </text:span><text:span text:style-name="T3">= deathDate;}</text:span></text:p>
      <text:p text:style-name="P5" loext:marker-style-name="T3"><text:span text:style-name="T3"/></text:p>
      <text:p text:style-name="P5" loext:marker-style-name="T3"><text:span text:style-name="T1">public </text:span><text:span text:style-name="T3">LocalDate </text:span><text:span text:style-name="T2">getDeathDate</text:span><text:span text:style-name="T3">() {<text:line-break/> <text:s text:c="3"/></text:span><text:span text:style-name="T1">return </text:span><text:span text:style-name="T7">deathDate</text:span><text:span text:style-name="T3">;}</text:span></text:p>
      <text:p text:style-name="P12"/>
      <text:p text:style-name="P1" loext:marker-style-name="T3"><text:span text:style-name="T1">public class </text:span><text:span text:style-name="T3">FamilyTree&lt;</text:span><text:span text:style-name="T9">E </text:span><text:span text:style-name="T1">extends </text:span><text:span text:style-name="T3">FamilyTreeElement&lt;</text:span><text:span text:style-name="T9">E</text:span><text:span text:style-name="T3">&gt;&gt; </text:span><text:span text:style-name="T1">implements </text:span><text:span text:style-name="T3">Serializable, Iterable&lt;</text:span><text:span text:style-name="T9">E</text:span><text:span text:style-name="T3">&gt;</text:span></text:p>
      <text:p text:style-name="P3" loext:marker-style-name="T3"><text:span text:style-name="T1">public </text:span><text:span text:style-name="T9">E </text:span><text:span text:style-name="T2">getById</text:span><text:span text:style-name="T3">(</text:span><text:span text:style-name="T1">int </text:span><text:span text:style-name="T3">id) {<text:line-break/> <text:s text:c="3"/></text:span><text:span text:style-name="T1">for </text:span><text:span text:style-name="T3">(</text:span><text:span text:style-name="T9">E </text:span><text:span text:style-name="T3">human : </text:span><text:span text:style-name="T7">humanList</text:span><text:span text:style-name="T3">) {<text:line-break/> <text:s text:c="7"/></text:span><text:span text:style-name="T1">if </text:span><text:span text:style-name="T3">(human.getId() == id) {<text:line-break/> <text:s text:c="11"/></text:span><text:span text:style-name="T1">return </text:span><text:span text:style-name="T3">human; <text:s text:c="7"/>}<text:line-break/> <text:s text:c="3"/>}<text:line-break/> <text:s text:c="3"/></text:span><text:span text:style-name="T1">return null</text:span><text:span text:style-name="T3">;}</text:span></text:p>
      <text:p text:style-name="P5" loext:marker-style-name="T3"><text:span text:style-name="T3"/></text:p>
      <text:p text:style-name="P3" loext:marker-style-name="T3"><text:span text:style-name="T1">public </text:span><text:span text:style-name="T3">String </text:span><text:span text:style-name="T2">infoById</text:span><text:span text:style-name="T3">(</text:span><text:span text:style-name="T1">int </text:span><text:span text:style-name="T3">id) {<text:line-break/> <text:s text:c="3"/>StringBuilder sb = </text:span><text:span text:style-name="T1">new </text:span><text:span text:style-name="T3">StringBuilder(</text:span><text:span text:style-name="T8">"Id - "</text:span><text:span text:style-name="T3">);<text:line-break/> <text:s text:c="3"/>sb.append(id).append(</text:span><text:span text:style-name="T8">"</text:span><text:span text:style-name="T1">\n</text:span><text:span text:style-name="T8">"</text:span><text:span text:style-name="T3">).append(</text:span><text:span text:style-name="T8">"</text:span><text:span text:style-name="T1">\n</text:span><text:span text:style-name="T8">"</text:span><text:span text:style-name="T3">);<text:line-break/> <text:s text:c="3"/></text:span><text:span text:style-name="T9">E </text:span><text:span text:style-name="T3">human = getById(id);<text:line-break/> <text:s text:c="3"/>sb.append(human);<text:line-break/> <text:s text:c="3"/></text:span><text:span text:style-name="T1">return </text:span><text:span text:style-name="T3">sb.toString();}</text:span></text:p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02cm" fo:margin-bottom="1.49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6:22:46.144707436</meta:creation-date>
    <dc:date>2024-04-13T18:44:38.461175809</dc:date>
    <meta:editing-duration>PT2H21M52S</meta:editing-duration>
    <meta:editing-cycles>1</meta:editing-cycles>
    <meta:document-statistic meta:table-count="0" meta:image-count="0" meta:object-count="0" meta:page-count="2" meta:paragraph-count="21" meta:word-count="241" meta:character-count="2364" meta:non-whitespace-character-count="1931"/>
    <meta:generator>LibreOffice/7.6.6.3$Linux_X86_64 LibreOffice_project/60$Build-3</meta:generator>
  </office:meta>
</office:document-meta>
</file>